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rre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9">
            <text:p>59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214">
            <text:p>214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109">
            <text:p>10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29">
            <text:p>29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298">
            <text:p>29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1">
            <text:p>5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09">
            <text:p>709</text:p>
          </table:table-cell>
          <table:table-cell table:style-name="ce23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496">
            <text:p>1,496</text:p>
          </table:table-cell>
          <table:table-cell table:style-name="ce23" office:value-type="float" office:value="111">
            <text:p>11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589">
            <text:p>1,589</text:p>
          </table:table-cell>
          <table:table-cell table:style-name="ce23" office:value-type="float" office:value="143">
            <text:p>1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